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FreeSans" fo:font-size="13pt" officeooo:rsid="001fb01b" officeooo:paragraph-rsid="001fb01b" style:font-size-asian="13pt" style:font-size-complex="13pt"/>
    </style:style>
    <style:style style:name="P2" style:family="paragraph" style:parent-style-name="Standard">
      <style:text-properties style:font-name="Abyssinica SIL" fo:font-size="24pt" fo:font-weight="normal" officeooo:rsid="001fb01b" officeooo:paragraph-rsid="001fb01b" style:font-size-asian="21pt" style:font-weight-asian="normal" style:font-size-complex="24pt" style:font-weight-complex="normal"/>
    </style:style>
    <style:style style:name="P3" style:family="paragraph" style:parent-style-name="Standard">
      <style:text-properties style:font-name="Abyssinica SIL" fo:font-size="26pt" fo:font-weight="bold" officeooo:rsid="001fb01b" officeooo:paragraph-rsid="001fb01b" style:font-size-asian="26pt" style:font-weight-asian="bold" style:font-size-complex="26pt" style:font-weight-complex="bold"/>
    </style:style>
    <style:style style:name="P4" style:family="paragraph" style:parent-style-name="Standard">
      <style:text-properties style:font-name="Abyssinica SIL" fo:font-size="22pt" fo:font-weight="normal" officeooo:rsid="00203ae2" officeooo:paragraph-rsid="00203ae2" style:font-size-asian="19.25pt" style:font-weight-asian="normal" style:font-size-complex="22pt" style:font-weight-complex="normal"/>
    </style:style>
    <style:style style:name="P5" style:family="paragraph" style:parent-style-name="Standard">
      <style:text-properties style:font-name="Abyssinica SIL" fo:font-size="18pt" fo:font-style="normal" fo:font-weight="bold" officeooo:rsid="0020fc25" officeooo:paragraph-rsid="0020fc25" style:font-size-asian="15.75pt" style:font-style-asian="normal" style:font-weight-asian="bold" style:font-size-complex="18pt" style:font-style-complex="normal" style:font-weight-complex="bold"/>
    </style:style>
    <style:style style:name="P6" style:family="paragraph" style:parent-style-name="Standard">
      <style:text-properties style:font-name="Abyssinica SIL" fo:font-size="18pt" fo:font-style="normal" fo:font-weight="bold" officeooo:rsid="003b0503" officeooo:paragraph-rsid="003b0503" style:font-size-asian="15.75pt" style:font-style-asian="normal" style:font-weight-asian="bold" style:font-size-complex="18pt" style:font-style-complex="normal" style:font-weight-complex="bold"/>
    </style:style>
    <style:style style:name="P7" style:family="paragraph" style:parent-style-name="Standard">
      <style:text-properties style:font-name="Abyssinica SIL" fo:font-size="14pt" fo:font-style="normal" fo:font-weight="normal" officeooo:rsid="0049cf60" officeooo:paragraph-rsid="0049cf60"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justify" style:justify-single-word="false"/>
      <style:text-properties style:font-name="Abyssinica SIL" fo:font-size="14pt" fo:font-style="normal" fo:font-weight="normal" officeooo:rsid="004ee662" officeooo:paragraph-rsid="004ee662" style:font-size-asian="14pt" style:font-style-asian="normal" style:font-weight-asian="normal" style:font-size-complex="14pt" style:font-style-complex="normal" style:font-weight-complex="normal"/>
    </style:style>
    <style:style style:name="P9" style:family="paragraph" style:parent-style-name="Standard">
      <style:paragraph-properties fo:text-align="justify" style:justify-single-word="false"/>
      <style:text-properties style:font-name="Abyssinica SIL" fo:font-size="14pt" fo:font-style="normal" fo:font-weight="bold" officeooo:rsid="00248607" officeooo:paragraph-rsid="00248607" style:font-size-asian="14pt" style:font-style-asian="normal" style:font-weight-asian="bold" style:font-size-complex="14pt" style:font-style-complex="normal" style:font-weight-complex="bold"/>
    </style:style>
    <style:style style:name="P10" style:family="paragraph" style:parent-style-name="Standard">
      <style:paragraph-properties fo:text-align="justify" style:justify-single-word="false"/>
      <style:text-properties style:font-name="Abyssinica SIL" fo:font-size="16pt" fo:font-style="normal" fo:font-weight="bold" officeooo:rsid="0020fc25" officeooo:paragraph-rsid="0020fc25" style:font-size-asian="14pt" style:font-style-asian="normal" style:font-weight-asian="bold" style:font-size-complex="16pt" style:font-style-complex="normal" style:font-weight-complex="bold"/>
    </style:style>
    <style:style style:name="P11" style:family="paragraph" style:parent-style-name="Standard">
      <style:text-properties style:font-name="DejaVu Sans Light" fo:font-size="20pt" fo:font-weight="normal" officeooo:rsid="00203ae2" officeooo:paragraph-rsid="00203ae2" style:font-size-asian="17.5pt" style:font-weight-asian="normal" style:font-size-complex="20pt" style:font-weight-complex="normal"/>
    </style:style>
    <style:style style:name="P12" style:family="paragraph" style:parent-style-name="Standard">
      <style:text-properties style:font-name="DejaVu Sans Light" fo:font-size="18pt" fo:font-weight="normal" officeooo:rsid="00203ae2" officeooo:paragraph-rsid="00203ae2" style:font-size-asian="15.75pt" style:font-weight-asian="normal" style:font-size-complex="18pt" style:font-weight-complex="normal"/>
    </style:style>
    <style:style style:name="P13" style:family="paragraph" style:parent-style-name="Standard">
      <style:text-properties style:font-name="DejaVu Sans Light" fo:font-size="15pt" fo:font-style="normal" fo:font-weight="bold" officeooo:rsid="00203ae2" officeooo:paragraph-rsid="00203ae2" style:font-size-asian="15pt" style:font-style-asian="normal" style:font-weight-asian="bold" style:font-size-complex="15pt" style:font-style-complex="normal" style:font-weight-complex="bold"/>
    </style:style>
    <style:style style:name="P14" style:family="paragraph" style:parent-style-name="Standard">
      <style:text-properties style:font-name="Liberation Serif" fo:font-size="18pt" fo:font-style="italic" fo:font-weight="normal" officeooo:rsid="00203ae2" officeooo:paragraph-rsid="00203ae2" style:font-size-asian="15.75pt" style:font-style-asian="italic" style:font-weight-asian="normal" style:font-size-complex="18pt" style:font-style-complex="italic" style:font-weight-complex="normal"/>
    </style:style>
    <style:style style:name="P15" style:family="paragraph" style:parent-style-name="Standard">
      <style:paragraph-properties fo:text-align="justify" style:justify-single-word="false"/>
      <style:text-properties style:font-name="Courier 10 Pitch" fo:font-size="10pt" officeooo:paragraph-rsid="00562e0b" style:font-size-asian="10pt" style:font-size-complex="10pt"/>
    </style:style>
    <style:style style:name="P16" style:family="paragraph" style:parent-style-name="Preformatted_20_Text">
      <style:paragraph-properties fo:margin-top="0cm" fo:margin-bottom="0.499cm" loext:contextual-spacing="false"/>
      <style:text-properties style:font-name="Abyssinica SIL" fo:font-size="14pt" fo:font-style="normal" fo:font-weight="normal" officeooo:rsid="0049cf60" officeooo:paragraph-rsid="0047458f" style:font-size-asian="12.25pt" style:font-style-asian="normal" style:font-weight-asian="normal" style:font-size-complex="14pt" style:font-style-complex="normal" style:font-weight-complex="normal"/>
    </style:style>
    <style:style style:name="P17" style:family="paragraph" style:parent-style-name="Standard" style:list-style-name="L1">
      <style:text-properties style:font-name="Abyssinica SIL" fo:font-size="14pt" fo:font-style="normal" fo:font-weight="normal" officeooo:rsid="001ff878" officeooo:paragraph-rsid="0044e010"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justify" style:justify-single-word="false"/>
      <style:text-properties style:font-name="Abyssinica SIL" fo:font-size="14pt" fo:font-weight="normal" officeooo:rsid="0064b0d2" officeooo:paragraph-rsid="0064b0d2"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style:font-name="Abyssinica SIL" fo:font-size="14pt" fo:font-weight="normal" officeooo:rsid="0064b0d2" officeooo:paragraph-rsid="0064b0d2"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style:font-name="Abyssinica SIL" fo:font-size="14pt" fo:font-weight="normal" officeooo:rsid="0064b9e2" officeooo:paragraph-rsid="0064b9e2" style:font-size-asian="12.25pt" style:font-weight-asian="normal" style:font-size-complex="14pt" style:font-weight-complex="normal"/>
    </style:style>
    <style:style style:name="P21" style:family="paragraph" style:parent-style-name="Standard">
      <style:paragraph-properties fo:text-align="justify" style:justify-single-word="false"/>
      <style:text-properties style:font-name="Abyssinica SIL" fo:font-size="14pt" fo:font-weight="normal" officeooo:rsid="0068f837" officeooo:paragraph-rsid="0068f837"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style:font-name="Abyssinica SIL" fo:font-size="24pt" fo:font-weight="bold" officeooo:rsid="005f4bfa" officeooo:paragraph-rsid="005f4bfa" style:font-size-asian="24pt" style:font-weight-asian="bold" style:font-size-complex="24pt" style:font-weight-complex="bold"/>
    </style:style>
    <style:style style:name="P23" style:family="paragraph" style:parent-style-name="Standard">
      <style:paragraph-properties fo:text-align="justify" style:justify-single-word="false"/>
      <style:text-properties style:font-name="Abyssinica SIL" fo:font-size="24pt" fo:font-weight="bold" officeooo:rsid="0064b0d2" officeooo:paragraph-rsid="0064b0d2" style:font-size-asian="24pt" style:font-weight-asian="bold" style:font-size-complex="24pt" style:font-weight-complex="bold"/>
    </style:style>
    <style:style style:name="P24" style:family="paragraph" style:parent-style-name="Standard">
      <style:paragraph-properties fo:text-align="justify" style:justify-single-word="false"/>
      <style:text-properties style:font-name="Abyssinica SIL" fo:font-size="24pt" fo:font-weight="bold" officeooo:rsid="00691906" officeooo:paragraph-rsid="00691906" style:font-size-asian="24pt" style:font-weight-asian="bold" style:font-size-complex="24pt" style:font-weight-complex="bold"/>
    </style:style>
    <style:style style:name="P25" style:family="paragraph" style:parent-style-name="Standard">
      <style:paragraph-properties fo:text-align="justify" style:justify-single-word="false"/>
      <style:text-properties style:font-name="Abyssinica SIL" fo:font-size="16pt" fo:font-weight="bold" officeooo:rsid="0068f837" officeooo:paragraph-rsid="0068f837" style:font-size-asian="14pt" style:font-weight-asian="bold" style:font-size-complex="16pt" style:font-weight-complex="bold"/>
    </style:style>
    <style:style style:name="P26" style:family="paragraph">
      <loext:graphic-properties draw:fill-color="#000000"/>
      <style:paragraph-properties fo:text-align="center"/>
    </style:style>
    <style:style style:name="P27" style:family="paragraph">
      <loext:graphic-properties draw:fill-color="#ffff99"/>
      <style:paragraph-properties fo:text-align="center"/>
    </style:style>
    <style:style style:name="P28" style:family="paragraph">
      <loext:graphic-properties draw:fill="none" draw:fill-color="#ffffff"/>
    </style:style>
    <style:style style:name="P29" style:family="paragraph">
      <loext:graphic-properties draw:fill-color="#ffcc00"/>
      <style:paragraph-properties fo:text-align="center"/>
      <style:text-properties fo:font-size="12pt"/>
    </style:style>
    <style:style style:name="P30" style:family="paragraph">
      <loext:graphic-properties draw:fill-color="#ffcc00"/>
      <style:paragraph-properties fo:text-align="center"/>
    </style:style>
    <style:style style:name="P31" style:family="paragraph">
      <loext:graphic-properties draw:fill-color="#ff6600"/>
      <style:paragraph-properties fo:text-align="center"/>
    </style:style>
    <style:style style:name="P32" style:family="paragraph">
      <style:paragraph-properties fo:text-align="center"/>
    </style:style>
    <style:style style:name="P33" style:family="paragraph">
      <loext:graphic-properties draw:fill="none" draw:fill-color="#ffffff"/>
      <style:paragraph-properties fo:text-align="center"/>
      <style:text-properties fo:font-size="14pt" fo:font-weight="bold" style:font-size-asian="14pt" style:font-weight-asian="bold" style:font-size-complex="14pt" style:font-weight-complex="bold"/>
    </style:style>
    <style:style style:name="T1" style:family="text">
      <style:text-properties fo:font-weight="bold" officeooo:rsid="0062daa4" style:font-weight-asian="bold" style:font-weight-complex="bold"/>
    </style:style>
    <style:style style:name="T2" style:family="text">
      <style:text-properties fo:font-weight="bold" officeooo:rsid="004d4fbf" style:font-weight-asian="bold" style:font-weight-complex="bold"/>
    </style:style>
    <style:style style:name="T3" style:family="text">
      <style:text-properties fo:color="#333333" fo:font-weight="bold" style:font-weight-asian="bold" style:font-weight-complex="bold"/>
    </style:style>
    <style:style style:name="T4" style:family="text">
      <style:text-properties fo:font-style="italic"/>
    </style:style>
    <style:style style:name="T5" style:family="text">
      <style:text-properties officeooo:rsid="005f4bfa"/>
    </style:style>
    <style:style style:name="T6" style:family="text">
      <style:text-properties officeooo:rsid="0064b9e2"/>
    </style:style>
    <style:style style:name="T7" style:family="text">
      <style:text-properties officeooo:rsid="00660916"/>
    </style:style>
    <style:style style:name="T8" style:family="text">
      <style:text-properties officeooo:rsid="0068c89d"/>
    </style:style>
    <style:style style:name="T9" style:family="text">
      <style:text-properties fo:font-size="14pt" fo:font-weight="bold" style:font-size-asian="14pt" style:font-weight-asian="bold" style:font-size-complex="14pt" style:font-weight-complex="bold"/>
    </style:style>
    <style:style style:name="fr1" style:family="graphic" style:parent-style-name="Frame">
      <style:graphic-properties fo:margin-left="0cm" fo:margin-right="0.3cm" fo:margin-top="0cm" fo:margin-bottom="0cm" style:run-through="foreground" style:vertical-pos="from-top" style:vertical-rel="paragraph" style:horizontal-pos="from-left" style:horizontal-rel="paragraph" fo:padding="0cm" fo: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top" style:vertical-rel="paragraph" style:horizontal-pos="from-left" style:horizontal-rel="paragraph"/>
    </style:style>
    <style:style style:name="gr3" style:family="graphic">
      <style:graphic-properties svg:stroke-color="#000000" draw:fill-color="#ffff99" draw:textarea-horizontal-align="justify" draw:textarea-vertical-align="middle" draw:auto-grow-height="false" fo:min-height="0.822cm" fo:min-width="0.787cm" style:run-through="foreground"/>
    </style:style>
    <style:style style:name="gr4" style:family="graphic">
      <style:graphic-properties svg:stroke-color="#000000" draw:fill-color="#ffff99" draw:textarea-horizontal-align="justify" draw:textarea-vertical-align="middle" draw:auto-grow-height="false" fo:min-height="0.822cm" fo:min-width="0.785cm" style:run-through="foreground"/>
    </style:style>
    <style:style style:name="gr5" style:family="graphic">
      <style:graphic-properties draw:stroke="none" svg:stroke-color="#000000" draw:fill="none" draw:fill-color="#ffffff" fo:min-height="1.531cm" style:run-through="foreground"/>
    </style:style>
    <style:style style:name="gr6" style:family="graphic">
      <style:graphic-properties svg:stroke-color="#000000" draw:fill-color="#ffcc00" draw:textarea-horizontal-align="justify" draw:textarea-vertical-align="middle" draw:auto-grow-height="false" fo:min-height="0.826cm" fo:min-width="0.788cm" style:run-through="foreground"/>
    </style:style>
    <style:style style:name="gr7" style:family="graphic">
      <style:graphic-properties svg:stroke-color="#000000" draw:fill-color="#ffcc00" draw:textarea-horizontal-align="justify" draw:textarea-vertical-align="middle" draw:auto-grow-height="false" fo:min-height="0.822cm" fo:min-width="0.787cm" style:run-through="foreground"/>
    </style:style>
    <style:style style:name="gr8" style:family="graphic">
      <style:graphic-properties svg:stroke-color="#000000" draw:fill-color="#ffcc00" draw:textarea-horizontal-align="justify" draw:textarea-vertical-align="middle" draw:auto-grow-height="false" fo:min-height="0.822cm" fo:min-width="0.785cm" style:run-through="foreground"/>
    </style:style>
    <style:style style:name="gr9" style:family="graphic">
      <style:graphic-properties svg:stroke-color="#000000" draw:fill-color="#ff6600" draw:textarea-horizontal-align="justify" draw:textarea-vertical-align="middle" draw:auto-grow-height="false" fo:min-height="0.822cm" fo:min-width="0.787cm" style:run-through="foreground"/>
    </style:style>
    <style:style style:name="gr10" style:family="graphic">
      <style:graphic-properties draw:stroke="none" svg:stroke-color="#000000" draw:fill="none" draw:fill-color="#ffffff" fo:min-height="1.533cm" style:run-through="foreground"/>
    </style:style>
    <style:style style:name="gr11" style:family="graphic">
      <style:graphic-properties svg:stroke-color="#000000" draw:marker-end="Fin_20_de_20_línea_20_2" draw:fill-color="#000000" draw:textarea-horizontal-align="center" draw:textarea-vertical-align="middle" style:run-through="foreground"/>
    </style:style>
    <style:style style:name="gr12" style:family="graphic">
      <style:graphic-properties draw:stroke="none" svg:stroke-color="#000000" draw:fill="none" draw:fill-color="#ffffff" fo:min-height="1.792cm" style:run-through="foreground"/>
    </style:style>
    <style:style style:name="gr13" style:family="graphic">
      <style:graphic-properties draw:stroke="none" svg:stroke-color="#000000" draw:fill="none" draw:fill-color="#ffffff" fo:min-height="1.351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Third</text:span> report delivery</text:p>
      <text:p text:style-name="P4">Image recognition of touristic places</text:p>
      <text:p text:style-name="P2"/>
      <text:p text:style-name="P11">Ximena Cervantes Díaz, 276978</text:p>
      <text:p text:style-name="P11"/>
      <text:p text:style-name="P12">Fundamentals of Artificial Intelligence, 281301</text:p>
      <text:p text:style-name="P14"><text:span text:style-name="T5">November </text:span>, 2019</text:p>
      <text:p text:style-name="P14"/>
      <text:p text:style-name="P13">Project advisor: Dr. José Ignacio Nuñez Varela</text:p>
      <text:p text:style-name="P13"/>
      <text:p text:style-name="P13"><draw:line text:anchor-type="paragraph" draw:z-index="0" draw:name="Forma1" draw:style-name="gr1" draw:text-style-name="P26" svg:x1="18.055cm" svg:y1="0.326cm" svg:x2="-0.36cm" svg:y2="0.326cm"><text:p/></draw:line></text:p>
      <text:p text:style-name="P13"/>
      <text:p text:style-name="P5">Abstract:</text:p>
      <text:p text:style-name="P10"/>
      <text:p text:style-name="P10"/>
      <text:p text:style-name="P8"/>
      <text:p text:style-name="P9"/>
      <text:p text:style-name="P9"/>
      <text:p text:style-name="P9"/>
      <text:p text:style-name="P9"/>
      <text:p text:style-name="P22">Neural Networks</text:p>
      <text:p text:style-name="P22"/>
      <text:p text:style-name="P23">Backpropagation Neural Network</text:p>
      <text:p text:style-name="P19">Backpropagation has become the most popular method of training neural networks since 1986. One of the reason for this popularity is the simlicity and relative power of the algorithm. </text:p>
      <text:p text:style-name="P19"><draw:frame draw:style-name="fr1" draw:name="Marco1" text:anchor-type="paragraph" svg:x="-0.03cm" svg:y="5.787cm" svg:width="11.871cm" draw:z-index="1"><draw:text-box fo:min-height="7.632cm"><text:p text:style-name="Figure"><draw:g text:anchor-type="paragraph" draw:z-index="2" draw:style-name="gr2"><draw:custom-shape draw:name="Forma2" draw:style-name="gr3" draw:text-style-name="P27" svg:width="1.112cm" svg:height="1.161cm" svg:x="2.237cm" svg:y="0.009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name="Forma2" draw:style-name="gr3" draw:text-style-name="P27" svg:width="1.112cm" svg:height="1.161cm" svg:x="2.237cm" svg:y="1.406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name="Forma2" draw:style-name="gr3" draw:text-style-name="P27" svg:width="1.112cm" svg:height="1.161cm" svg:x="2.417cm" svg:y="6.828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name="Forma2" draw:style-name="gr4" draw:text-style-name="P27" svg:width="1.11cm" svg:height="1.161cm" svg:x="2.327cm" svg:y="5.502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name="Forma2" draw:style-name="gr3" draw:text-style-name="P27" svg:width="1.112cm" svg:height="1.161cm" svg:x="2.304cm" svg:y="2.921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frame draw:name="Forma3" draw:style-name="gr5" draw:text-style-name="P28" svg:width="0.313cm" svg:height="1.532cm" svg:x="2.84cm" svg:y="4.195cm"><draw:text-box><text:p>.</text:p><text:p>.</text:p><text:p>.</text:p></draw:text-box></draw:frame><draw:custom-shape draw:name="Forma2" draw:style-name="gr6" draw:text-style-name="P29" svg:width="1.114cm" svg:height="1.165cm" svg:x="5.23cm" svg:y="5.352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name="Forma2" draw:style-name="gr7" draw:text-style-name="P30" svg:width="1.112cm" svg:height="1.161cm" svg:x="5.184cm" svg:y="2.796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name="Forma2" draw:style-name="gr8" draw:text-style-name="P30" svg:width="1.11cm" svg:height="1.161cm" svg:x="5.207cm" svg:y="1.445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name="Forma2" draw:style-name="gr9" draw:text-style-name="P31" svg:width="1.112cm" svg:height="1.161cm" svg:x="7.814cm" svg:y="2.835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frame draw:name="Forma3" draw:style-name="gr5" draw:text-style-name="P28" svg:width="0.313cm" svg:height="1.532cm" svg:x="5.764cm" svg:y="4.075cm"><draw:text-box><text:p>.</text:p><text:p>.</text:p><text:p>.</text:p></draw:text-box></draw:frame><draw:custom-shape draw:name="Forma2" draw:style-name="gr9" draw:text-style-name="P31" svg:width="1.112cm" svg:height="1.161cm" svg:x="7.837cm" svg:y="5.061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frame draw:name="Forma3" draw:style-name="gr10" draw:text-style-name="P28" svg:width="0.313cm" svg:height="1.534cm" svg:x="8.259cm" svg:y="3.752cm"><draw:text-box><text:p>.</text:p><text:p>.</text:p><text:p>.</text:p></draw:text-box></draw:frame><draw:line draw:name="Forma4" draw:style-name="gr11" draw:text-style-name="P26" svg:x1="3.347cm" svg:y1="0.853cm" svg:x2="5.206cm" svg:y2="1.848cm"><text:p/></draw:line><draw:line draw:name="Forma4" draw:style-name="gr11" draw:text-style-name="P26" svg:x1="3.347cm" svg:y1="0.853cm" svg:x2="5.229cm" svg:y2="5.802cm"><text:p/></draw:line><draw:line draw:name="Forma4" draw:style-name="gr11" draw:text-style-name="P26" svg:x1="3.528cm" svg:y1="7.231cm" svg:x2="5.229cm" svg:y2="5.802cm"><text:p/></draw:line><draw:line draw:name="Forma4" draw:style-name="gr11" draw:text-style-name="P26" svg:x1="3.528cm" svg:y1="7.231cm" svg:x2="5.206cm" svg:y2="1.848cm"><text:p/></draw:line><draw:line draw:name="Forma4" draw:style-name="gr11" draw:text-style-name="P26" svg:x1="6.159cm" svg:y1="5.463cm" svg:x2="7.837cm" svg:y2="3.363cm"><text:p/></draw:line><draw:line draw:name="Forma4" draw:style-name="gr11" draw:text-style-name="P26" svg:x1="6.159cm" svg:y1="5.463cm" svg:x2="7.837cm" svg:y2="5.708cm"><text:p/></draw:line><draw:line draw:name="Forma4" draw:style-name="gr11" draw:text-style-name="P26" svg:x1="6.317cm" svg:y1="2.053cm" svg:x2="7.836cm" svg:y2="3.363cm"><text:p/></draw:line><draw:line draw:name="Forma4" draw:style-name="gr11" draw:text-style-name="P26" svg:x1="6.317cm" svg:y1="2.187cm" svg:x2="7.836cm" svg:y2="5.463cm"><text:p/></draw:line><draw:frame draw:name="Forma5" draw:style-name="gr12" draw:text-style-name="P33" svg:width="2.146cm" svg:height="1.793cm" svg:x="0cm" svg:y="2.796cm"><draw:text-box><text:p text:style-name="P32"><text:span text:style-name="T9">X</text:span></text:p><text:p text:style-name="P32"><text:span text:style-name="T9">I</text:span><text:span text:style-name="T9">n</text:span><text:span text:style-name="T9">p</text:span><text:span text:style-name="T9">u</text:span><text:span text:style-name="T9">t</text:span><text:span text:style-name="T9"> </text:span><text:span text:style-name="T9">U</text:span><text:span text:style-name="T9">n</text:span><text:span text:style-name="T9">i</text:span><text:span text:style-name="T9">t</text:span><text:span text:style-name="T9">s</text:span></text:p></draw:text-box></draw:frame><draw:frame draw:name="Forma5" draw:style-name="gr12" draw:text-style-name="P33" svg:width="2.61cm" svg:height="1.793cm" svg:x="9.296cm" svg:y="3.709cm"><draw:text-box><text:p text:style-name="P32"><text:span text:style-name="T9">Y</text:span></text:p><text:p text:style-name="P32"><text:span text:style-name="T9">O</text:span><text:span text:style-name="T9">u</text:span><text:span text:style-name="T9">t</text:span><text:span text:style-name="T9">p</text:span><text:span text:style-name="T9">u</text:span><text:span text:style-name="T9">t</text:span><text:span text:style-name="T9"> </text:span><text:span text:style-name="T9">U</text:span><text:span text:style-name="T9">n</text:span><text:span text:style-name="T9">i</text:span><text:span text:style-name="T9">t</text:span><text:span text:style-name="T9">s</text:span></text:p></draw:text-box></draw:frame><draw:frame draw:name="Forma5" draw:style-name="gr13" draw:text-style-name="P33" svg:width="2.144cm" svg:height="1.352cm" svg:x="4.491cm" svg:y="0cm"><draw:text-box><text:p text:style-name="P32"><text:span text:style-name="T9">H</text:span><text:span text:style-name="T9">i</text:span><text:span text:style-name="T9">d</text:span><text:span text:style-name="T9">d</text:span><text:span text:style-name="T9">e</text:span><text:span text:style-name="T9">n</text:span><text:span text:style-name="T9"> </text:span><text:span text:style-name="T9">U</text:span><text:span text:style-name="T9">n</text:span><text:span text:style-name="T9">i</text:span><text:span text:style-name="T9">t</text:span><text:span text:style-name="T9">s</text:span></text:p></draw:text-box></draw:frame></draw:g>Figure <text:sequence text:ref-name="refFigure0" text:name="Figure" text:formula="ooow:Figure+1" style:num-format="1">1</text:sequence>: A simple three-layer network</text:p></draw:text-box></draw:frame><text:soft-page-break/>The perceptron learning and the Widrow-Hoff learning rule () <text:span text:style-name="T6">are its precursors; backpropagation</text:span> can be employed for training nonlinear networks. <text:span text:style-name="T7">Rosenblatt employed the backpropagation term in 1962 to generalize the perceptron learning algorithm to the multilayer case. Paul Werbos developed the basic idea in 1974 in a Ph.D named “Beyond Regression” and David Rumelhart, Hinton and Williams developed the idea in spring of 1986, explaining the idea and showing a number of applications that it reached the field of neural networks and artificial intelligence. </text:span></text:p>
      <text:p text:style-name="P20">I<text:span text:style-name="T8">nput signals are processed from one layer to the next through multiple hidden layers and at last, propagate to the output layer. Backpropagation model belongs to the error correction learning type. </text:span></text:p>
      <text:p text:style-name="P21">The trainning method of a backpropagation <text:s/>network consists of two phases</text:p>
      <text:p text:style-name="P25">Feedforward</text:p>
      <text:p text:style-name="P21">The input vector is introduced from the input layer through hidden layers to the output layer, while the output value of the network is calculated, at same time, the weigh values of the network are fixed.</text:p>
      <text:p text:style-name="P21"/>
      <text:p text:style-name="P25">Feed-back propagation</text:p>
      <text:p text:style-name="P21">The error signal is obtained by subtracting the network output value from the expected output value and is the propagated backward through the various hidden layers to the input layer.</text:p>
      <text:p text:style-name="P21"/>
      <text:p text:style-name="P21"/>
      <text:p text:style-name="P21"><text:soft-page-break/></text:p>
      <text:p text:style-name="P24">Creating a neural network</text:p>
      <text:p text:style-name="P20"/>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Trainning</text:p>
      <text:p text:style-name="P18">Once we have </text:p>
      <text:p text:style-name="P15"/>
      <text:p text:style-name="P15"/>
      <text:p text:style-name="P15"/>
      <text:p text:style-name="P16"/>
      <text:p text:style-name="P7"/>
      <text:p text:style-name="P7"/>
      <text:p text:style-name="P6"/>
      <text:p text:style-name="P6">References</text:p>
      <text:list xml:id="list2754446952034216426" text:style-name="L1">
        <text:list-item>
          <text:p text:style-name="P17">Chauvin, Y., &amp; Rumelhart, D. E. (2013). <text:span text:style-name="T4">Backpropagation: theory, architectures, and applications</text:span>. Psychology Press.</text:p>
        </text:list-item>
        <text:list-item>
          <text:p text:style-name="P17">Li, D., &amp; Du, Y. (2017). <text:span text:style-name="T4">Artificial intelligence with uncertainty</text:span>. CRC pres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marker draw:name="Fin_20_de_20_línea_20_2" draw:display-name="Fin de línea 2"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FreeSans" fo:font-size="13pt" officeooo:rsid="001fb01b" officeooo:paragraph-rsid="001fb01b" style:font-size-asian="13pt" style:font-size-complex="13pt"/>
    </style:style>
    <style:style style:name="MT1" style:family="text">
      <style:text-properties fo:font-weight="bold" officeooo:rsid="0062daa4" style:font-weight-asian="bold" style:font-weight-complex="bold"/>
    </style:style>
    <style:style style:name="MT2" style:family="text">
      <style:text-properties fo:font-weight="bold" officeooo:rsid="004d4fbf" style:font-weight-asian="bold" style:font-weight-complex="bold"/>
    </style:style>
    <style:style style:name="MT3" style:family="text">
      <style:text-properties fo:color="#333333"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0.06pt solid #000000" fo:border-bottom="0.06pt solid #000000" fo:border-left="none" fo:border-right="none" fo:padding="0.049cm" style:shadow="none"/>
      </style:header-style>
      <style:footer-style/>
    </style:page-layout>
  </office:automatic-styles>
  <office:master-styles>
    <style:master-page style:name="Standard" style:page-layout-name="Mpm1">
      <style:header>
        <text:p text:style-name="MP1">COMPUTER SCIENCE DEPARTMENT – COLLEGE OF ENGINEERING -UASLP</text:p>
        <text:p text:style-name="MP1">FUNDAMENTALS OF ARTIFICIAL INTELLIGENCE – <text:span text:style-name="MT1">3R</text:span><text:span text:style-name="MT2">D</text:span><text:span text:style-name="MT3"> REPORT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21:25:50.208863859</meta:creation-date>
    <dc:date>2019-11-27T22:21:40.973634236</dc:date>
    <meta:editing-duration>PT23H26M28S</meta:editing-duration>
    <meta:editing-cycles>22</meta:editing-cycles>
    <meta:generator>LibreOffice/5.1.6.2$Linux_X86_64 LibreOffice_project/10m0$Build-2</meta:generator>
    <meta:document-statistic meta:table-count="0" meta:image-count="0" meta:object-count="0" meta:page-count="3" meta:paragraph-count="26" meta:word-count="313" meta:character-count="2089" meta:non-whitespace-character-count="1796"/>
  </office:meta>
</office:document-meta>
</file>